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2dc49" officeooo:paragraph-rsid="0002dc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owy tek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2:33:51.028421268</meta:creation-date>
    <dc:title>Default</dc:title>
    <meta:editing-cycles>2</meta:editing-cycles>
    <meta:generator>LibreOffice/6.0.5.2$Linux_X86_64 LibreOffice_project/54c8cbb85f300ac59db32fe8a675ff7683cd5a16</meta:generator>
    <meta:editing-duration>PT1M1S</meta:editing-duration>
    <meta:initial-creator>Mateusz Bielski</meta:initial-creator>
    <dc:date>2022-04-29T12:34:46.774964125</dc:date>
    <dc:creator>Mateusz Bielski</dc:creator>
    <meta:document-statistic meta:table-count="0" meta:image-count="0" meta:object-count="0" meta:page-count="1" meta:paragraph-count="1" meta:word-count="2" meta:character-count="14" meta:non-whitespace-character-count="13"/>
    <meta:template xlink:type="simple" xlink:actuate="onRequest" xlink:title="Default" xlink:href="../../../../../../../opt/libreoffice6.0/share/template/common/styles/Default.ott" meta:date="2022-04-29T12:33:48.270924304"/>
  </office:meta>
</office:document-meta>
</file>